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East Syriac Adiabene" svg:font-family="'East Syriac Adiabene'" style:font-pitch="variable"/>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A1" style:family="table-cell">
      <style:table-cell-properties fo:background-color="#ff9900">
        <style:background-image/>
      </style:table-cell-properties>
    </style:style>
    <style:style style:name="Table2" style:family="table">
      <style:table-properties style:width="6.6931in" table:align="margins"/>
    </style:style>
    <style:style style:name="Table2.A" style:family="table-column">
      <style:table-column-properties style:column-width="3.3465in" style:rel-column-width="32767*"/>
    </style:style>
    <style:style style:name="Table2.A1" style:family="table-cell">
      <style:table-cell-properties fo:background-color="#ff9900">
        <style:background-image/>
      </style:table-cell-properties>
    </style:style>
    <style:style style:name="P1" style:family="paragraph" style:parent-style-name="Standard">
      <style:paragraph-properties fo:text-align="center" style:justify-single-word="false"/>
      <style:text-properties officeooo:rsid="000c3225" officeooo:paragraph-rsid="000c3225"/>
    </style:style>
    <style:style style:name="P2" style:family="paragraph" style:parent-style-name="Standard">
      <style:paragraph-properties fo:text-align="start" style:justify-single-word="false"/>
      <style:text-properties officeooo:rsid="000c3225" officeooo:paragraph-rsid="000c3225"/>
    </style:style>
    <style:style style:name="P3" style:family="paragraph" style:parent-style-name="Standard">
      <style:paragraph-properties fo:text-align="center" style:justify-single-word="false"/>
      <style:text-properties fo:font-size="24pt" officeooo:rsid="000c3225" officeooo:paragraph-rsid="000c3225" style:font-size-asian="24pt" style:font-size-complex="24pt"/>
    </style:style>
    <style:style style:name="P4" style:family="paragraph" style:parent-style-name="Standard">
      <style:paragraph-properties fo:text-align="center" style:justify-single-word="false"/>
      <style:text-properties fo:font-size="9pt" officeooo:rsid="000c3225" officeooo:paragraph-rsid="000c3225" style:font-size-asian="9pt" style:font-size-complex="9pt"/>
    </style:style>
    <style:style style:name="P5" style:family="paragraph" style:parent-style-name="Standard">
      <style:paragraph-properties fo:text-align="center" style:justify-single-word="false"/>
      <style:text-properties officeooo:rsid="0019b079" officeooo:paragraph-rsid="0019b079"/>
    </style:style>
    <style:style style:name="P6" style:family="paragraph" style:parent-style-name="Standard">
      <style:paragraph-properties fo:text-align="center" style:justify-single-word="false"/>
      <style:text-properties style:font-name="East Syriac Adiabene" fo:font-size="24pt" fo:font-weight="bold" officeooo:rsid="0019b079" officeooo:paragraph-rsid="0019b079" style:font-size-asian="24pt" style:font-weight-asian="bold" style:font-size-complex="24pt" style:font-weight-complex="bold"/>
    </style:style>
    <style:style style:name="P7" style:family="paragraph" style:parent-style-name="Standard">
      <style:paragraph-properties fo:text-align="center" style:justify-single-word="false"/>
      <style:text-properties fo:font-size="8pt" officeooo:rsid="0019b079" officeooo:paragraph-rsid="0019b079" style:font-size-asian="8pt" style:font-size-complex="8pt"/>
    </style:style>
    <style:style style:name="P8" style:family="paragraph" style:parent-style-name="Standard">
      <style:paragraph-properties fo:text-align="start" style:justify-single-word="false"/>
      <style:text-properties officeooo:paragraph-rsid="000c3225"/>
    </style:style>
    <style:style style:name="P9" style:family="paragraph" style:parent-style-name="Standard">
      <style:paragraph-properties fo:text-align="start" style:justify-single-word="false"/>
      <style:text-properties officeooo:rsid="001e901e" officeooo:paragraph-rsid="001e901e"/>
    </style:style>
    <style:style style:name="P10" style:family="paragraph" style:parent-style-name="Standard">
      <style:paragraph-properties fo:text-align="center" style:justify-single-word="false"/>
      <style:text-properties officeooo:rsid="001e901e" officeooo:paragraph-rsid="001e901e"/>
    </style:style>
    <style:style style:name="P11" style:family="paragraph" style:parent-style-name="Standard">
      <style:paragraph-properties fo:text-align="center" style:justify-single-word="false" fo:break-before="page"/>
      <style:text-properties officeooo:rsid="000c3225" officeooo:paragraph-rsid="000c3225"/>
    </style:style>
    <style:style style:name="P12" style:family="paragraph" style:parent-style-name="Contents_20_1">
      <style:paragraph-properties>
        <style:tab-stops>
          <style:tab-stop style:position="6.6929in" style:type="right" style:leader-style="dotted" style:leader-text="."/>
        </style:tab-stops>
      </style:paragraph-properties>
    </style:style>
    <style:style style:name="P13" style:family="paragraph" style:parent-style-name="Text_20_body">
      <style:text-properties officeooo:rsid="000c3225" officeooo:paragraph-rsid="000c3225"/>
    </style:style>
    <style:style style:name="P14" style:family="paragraph" style:parent-style-name="Text_20_body">
      <style:text-properties style:font-name="East Syriac Adiabene" officeooo:rsid="000c3225" officeooo:paragraph-rsid="000c3225"/>
    </style:style>
    <style:style style:name="P15" style:family="paragraph" style:parent-style-name="Text_20_body">
      <style:text-properties style:font-name="East Syriac Adiabene" officeooo:rsid="000c3225" officeooo:paragraph-rsid="0020662d"/>
    </style:style>
    <style:style style:name="P16" style:family="paragraph" style:parent-style-name="Text_20_body">
      <style:text-properties officeooo:rsid="0011ed02" officeooo:paragraph-rsid="0011ed02"/>
    </style:style>
    <style:style style:name="P17" style:family="paragraph" style:parent-style-name="Text_20_body">
      <style:text-properties officeooo:rsid="0013943f" officeooo:paragraph-rsid="0013943f"/>
    </style:style>
    <style:style style:name="P18" style:family="paragraph" style:parent-style-name="Text_20_body" style:list-style-name="L1">
      <style:text-properties officeooo:rsid="0013943f" officeooo:paragraph-rsid="0013943f"/>
    </style:style>
    <style:style style:name="P19" style:family="paragraph" style:parent-style-name="Text_20_body" style:list-style-name="L1">
      <style:text-properties officeooo:rsid="0013943f" officeooo:paragraph-rsid="0014dd41"/>
    </style:style>
    <style:style style:name="P20" style:family="paragraph" style:parent-style-name="Text_20_body" style:list-style-name="L1">
      <style:text-properties officeooo:rsid="0013943f" officeooo:paragraph-rsid="00168fce"/>
    </style:style>
    <style:style style:name="P21" style:family="paragraph" style:parent-style-name="Text_20_body" style:list-style-name="L1">
      <style:text-properties officeooo:rsid="0013943f" officeooo:paragraph-rsid="001b4065"/>
    </style:style>
    <style:style style:name="P22" style:family="paragraph" style:parent-style-name="Text_20_body">
      <style:text-properties officeooo:rsid="0013943f" officeooo:paragraph-rsid="00168fce"/>
    </style:style>
    <style:style style:name="P23" style:family="paragraph" style:parent-style-name="Text_20_body">
      <style:text-properties officeooo:rsid="001ce408" officeooo:paragraph-rsid="001ce408"/>
    </style:style>
    <style:style style:name="P24" style:family="paragraph" style:parent-style-name="Text_20_body">
      <style:text-properties style:font-name="DejaVu Serif" officeooo:rsid="000c3225" officeooo:paragraph-rsid="0020662d"/>
    </style:style>
    <style:style style:name="P25" style:family="paragraph" style:parent-style-name="Text_20_body">
      <style:text-properties style:font-name="DejaVu Serif" officeooo:rsid="0020662d" officeooo:paragraph-rsid="0020662d"/>
    </style:style>
    <style:style style:name="P26" style:family="paragraph" style:parent-style-name="Text_20_body" style:list-style-name="">
      <style:text-properties officeooo:rsid="0020b921" officeooo:paragraph-rsid="0020b921"/>
    </style:style>
    <style:style style:name="P27" style:family="paragraph" style:parent-style-name="Heading_20_2">
      <style:paragraph-properties fo:break-before="page"/>
    </style:style>
    <style:style style:name="P28" style:family="paragraph" style:parent-style-name="Heading_20_1">
      <style:paragraph-properties fo:break-before="page"/>
    </style:style>
    <style:style style:name="P29" style:family="paragraph" style:parent-style-name="Heading_20_1" style:list-style-name=""/>
    <style:style style:name="P30" style:family="paragraph" style:parent-style-name="Heading_20_1" style:list-style-name="">
      <style:text-properties style:font-name="East Syriac Adiabene" fo:font-size="12pt" fo:font-weight="normal" officeooo:rsid="0020b921" officeooo:paragraph-rsid="0020b921" style:font-size-asian="12pt" style:font-weight-asian="normal" style:font-size-complex="12pt" style:font-weight-complex="normal"/>
    </style:style>
    <style:style style:name="P31" style:family="paragraph" style:parent-style-name="Footnote">
      <style:text-properties officeooo:rsid="000c3225" officeooo:paragraph-rsid="000c3225"/>
    </style:style>
    <style:style style:name="P32" style:family="paragraph" style:parent-style-name="Contents_20_2">
      <style:paragraph-properties>
        <style:tab-stops>
          <style:tab-stop style:position="6.4965in" style:type="right" style:leader-style="dotted" style:leader-text="."/>
        </style:tab-stops>
      </style:paragraph-properties>
    </style:style>
    <style:style style:name="P33" style:family="paragraph" style:parent-style-name="Table_20_Heading">
      <style:text-properties officeooo:rsid="000c3225" officeooo:paragraph-rsid="000c3225"/>
    </style:style>
    <style:style style:name="P34" style:family="paragraph" style:parent-style-name="Table_20_Contents">
      <style:text-properties officeooo:rsid="000c3225" officeooo:paragraph-rsid="000c3225"/>
    </style:style>
    <style:style style:name="P35" style:family="paragraph" style:parent-style-name="Table_20_Contents">
      <style:text-properties officeooo:rsid="0011ed02" officeooo:paragraph-rsid="0011ed02"/>
    </style:style>
    <style:style style:name="P36" style:family="paragraph" style:parent-style-name="Table_20_Contents">
      <style:text-properties style:font-name="East Syriac Adiabene" officeooo:rsid="0011ed02" officeooo:paragraph-rsid="0011ed02"/>
    </style:style>
    <style:style style:name="T1" style:family="text">
      <style:text-properties officeooo:rsid="00101c74"/>
    </style:style>
    <style:style style:name="T2" style:family="text">
      <style:text-properties style:font-name="East Syriac Adiabene"/>
    </style:style>
    <style:style style:name="T3" style:family="text">
      <style:text-properties officeooo:rsid="0014370a"/>
    </style:style>
    <style:style style:name="T4" style:family="text">
      <style:text-properties officeooo:rsid="0014dd41"/>
    </style:style>
    <style:style style:name="T5" style:family="text">
      <style:text-properties officeooo:rsid="0016247c"/>
    </style:style>
    <style:style style:name="T6" style:family="text">
      <style:text-properties officeooo:rsid="00168fce"/>
    </style:style>
    <style:style style:name="T7" style:family="text">
      <style:text-properties fo:font-size="9pt" style:font-size-asian="9pt" style:font-size-complex="9pt"/>
    </style:style>
    <style:style style:name="T8" style:family="text">
      <style:text-properties officeooo:rsid="001ce408"/>
    </style:style>
    <style:style style:name="T9" style:family="text">
      <style:text-properties fo:font-size="14pt" style:font-size-asian="14pt" style:font-size-complex="14pt"/>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7" number:automatic-order="true">
      <number:month number:style="long"/>
      <number:text>/</number:text>
      <number:day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P1">Creating the</text:p>
      <text:p text:style-name="P1"/>
      <text:p text:style-name="P3">“MyPyApacheFW”</text:p>
      <text:p text:style-name="P1"><text:span text:style-name="T7">What the FW learned from me,</text:span></text:p>
      <text:p text:style-name="P4">What I learned from the FW</text:p>
      <text:p text:style-name="P1"/>
      <text:p text:style-name="P6">My</text:p>
      <text:p text:style-name="P6">Python</text:p>
      <text:p text:style-name="P6">Apache</text:p>
      <text:p text:style-name="P6">Firewall</text:p>
      <text:p text:style-name="P1"/>
      <text:p text:style-name="P1"/>
      <text:p text:style-name="P1"/>
      <text:p text:style-name="P1">by Jörg Stephan</text:p>
      <text:p text:style-name="P1">&lt; johe DOT stephan AT ymail DOT com &gt;</text:p>
      <text:p text:style-name="P1"/>
      <text:p text:style-name="P1"/>
      <text:p text:style-name="P1"/>
      <text:p text:style-name="P7">This document is a preparation for a talk</text:p>
      <text:p text:style-name="P7">I might never will give :-)</text:p>
      <text:p text:style-name="P7"/>
      <text:p text:style-name="P5">Current: <text:date style:data-style-name="N37" text:date-value="2015-01-16T12:26:15.354981771" text:fixed="true">01/16/15</text:date></text:p>
      <text:p text:style-name="P5"/>
      <text:p text:style-name="P5"/>
      <text:p text:style-name="P1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2"><text:a xlink:type="simple" xlink:href="#__RefHeading__106_2125361069" text:style-name="Index_20_Link" text:visited-style-name="Index_20_Link">Introduction<text:tab/>3</text:a></text:p>
          <text:p text:style-name="P12"><text:a xlink:type="simple" xlink:href="#__RefHeading__108_2125361069" text:style-name="Index_20_Link" text:visited-style-name="Index_20_Link">Apache Log Entry<text:tab/>4</text:a></text:p>
          <text:p text:style-name="P32"><text:a xlink:type="simple" xlink:href="#__RefHeading__110_2125361069" text:style-name="Index_20_Link" text:visited-style-name="Index_20_Link">The GET request<text:tab/>4</text:a></text:p>
          <text:p text:style-name="P32"><text:a xlink:type="simple" xlink:href="#__RefHeading__112_2125361069" text:style-name="Index_20_Link" text:visited-style-name="Index_20_Link">The client information<text:tab/>4</text:a></text:p>
          <text:p text:style-name="P32"><text:a xlink:type="simple" xlink:href="#__RefHeading__114_2125361069" text:style-name="Index_20_Link" text:visited-style-name="Index_20_Link">How does it work<text:tab/>5</text:a></text:p>
          <text:p text:style-name="P12"><text:a xlink:type="simple" xlink:href="#__RefHeading__122_2125361069" text:style-name="Index_20_Link" text:visited-style-name="Index_20_Link">MyPyApacheFW<text:tab/>6</text:a></text:p>
          <text:p text:style-name="P32"><text:a xlink:type="simple" xlink:href="#__RefHeading__124_2125361069" text:style-name="Index_20_Link" text:visited-style-name="Index_20_Link">Usage<text:tab/>6</text:a></text:p>
          <text:p text:style-name="P32"><text:a xlink:type="simple" xlink:href="#__RefHeading__126_2125361069" text:style-name="Index_20_Link" text:visited-style-name="Index_20_Link">Whitelist<text:tab/>6</text:a></text:p>
          <text:p text:style-name="P32"><text:a xlink:type="simple" xlink:href="#__RefHeading__128_2125361069" text:style-name="Index_20_Link" text:visited-style-name="Index_20_Link">Blocklist<text:tab/>6</text:a></text:p>
          <text:p text:style-name="P32"><text:a xlink:type="simple" xlink:href="#__RefHeading__130_2125361069" text:style-name="Index_20_Link" text:visited-style-name="Index_20_Link">GETanalyzer<text:tab/>6</text:a></text:p>
          <text:p text:style-name="P32"><text:a xlink:type="simple" xlink:href="#__RefHeading__132_2125361069" text:style-name="Index_20_Link" text:visited-style-name="Index_20_Link">Headeranalyzer<text:tab/>6</text:a></text:p>
        </text:index-body>
      </text:table-of-content>
      <text:p text:style-name="P2"/>
      <text:p text:style-name="P2"/>
      <text:h text:style-name="P28" text:outline-level="1"><text:bookmark-start text:name="__RefHeading__106_2125361069"/>Introduction<text:bookmark-end text:name="__RefHeading__106_2125361069"/></text:h>
      <text:p text:style-name="P2"/>
      <text:p text:style-name="P2">The idea of the “MyPyApacheFW” started in 2013.</text:p>
      <text:p text:style-name="P2"/>
      <text:p text:style-name="P2">It was caused by a Webserver. Nothing Fancy, but in risk. It was running a normal Apache PHP content managemant system and investigation showed that it was under heavy attack during the night.</text:p>
      <text:p text:style-name="P2"/>
      <text:p text:style-name="P2">First idea was to simply install the mod_security<text:note text:id="ftn0" text:note-class="footnote"><text:note-citation>1</text:note-citation><text:note-body><text:p text:style-name="P31"><text:a xlink:type="simple" xlink:href="https://www.modsecurity.org/">https://www.modsecurity.org/</text:a></text:p></text:note-body></text:note> on it and include the OWASP ruleset<text:note text:id="ftn1" text:note-class="footnote"><text:note-citation>2</text:note-citation><text:note-body><text:p text:style-name="P31">http://spiderlabs.github.io/owasp-modsecurity-crs/</text:p></text:note-body></text:note>, but this just broke the whole system as the standard handling by the CMS lead to many problems not resolvable in easy way.</text:p>
      <text:p text:style-name="P2"/>
      <text:p text:style-name="P2">So, to not just leaving it the way it is, I started my firewall project.</text:p>
      <text:p text:style-name="P8"/>
      <text:p text:style-name="P9">The project is available on GITHUB</text:p>
      <text:p text:style-name="P9"/>
      <text:p text:style-name="P10"><text:a xlink:type="simple" xlink:href="https://github.com/johestephan/mypyapachefw"><text:span text:style-name="T9">https://github.com/johestephan/mypyapachefw</text:span></text:a></text:p>
      <text:p text:style-name="P9"/>
      <text:p text:style-name="P9"/>
      <text:h text:style-name="P28" text:outline-level="1"><text:bookmark-start text:name="__RefHeading__108_2125361069"/>Apache Log Entry<text:bookmark-end text:name="__RefHeading__108_2125361069"/></text:h>
      <text:p text:style-name="Text_20_body"/>
      <text:p text:style-name="P13">When we take a look at “combined logging” which I use to have all log files in one place and no need to run multiple instances at the same time we have basically these fields within the logfile:</text:p>
      <text:p text:style-name="P13"/>
      <table:table table:name="Table1" table:style-name="Table1">
        <table:table-column table:style-name="Table1.A" table:number-columns-repeated="2"/>
        <table:table-header-rows>
          <table:table-row>
            <table:table-cell table:style-name="Table1.A1" office:value-type="string">
              <text:p text:style-name="P33">Field</text:p>
            </table:table-cell>
            <table:table-cell table:style-name="Table1.A1" office:value-type="string">
              <text:p text:style-name="P33">Description</text:p>
            </table:table-cell>
          </table:table-row>
        </table:table-header-rows>
        <table:table-row>
          <table:table-cell office:value-type="string">
            <text:p text:style-name="P14">oc.johest.de:80 </text:p>
          </table:table-cell>
          <table:table-cell office:value-type="string">
            <text:p text:style-name="P34">Servername or server alias of the server which was accessed. </text:p>
            <text:p text:style-name="P34">ServerAlias:Port</text:p>
          </table:table-cell>
        </table:table-row>
        <table:table-row>
          <table:table-cell office:value-type="string">
            <text:p text:style-name="P14">142.0.41.40</text:p>
          </table:table-cell>
          <table:table-cell office:value-type="string">
            <text:p text:style-name="P34">The source address where the request came from</text:p>
          </table:table-cell>
        </table:table-row>
        <table:table-row>
          <table:table-cell office:value-type="string">
            <text:p text:style-name="P14">[30/Dec/2014:12:32:56 +0100] </text:p>
          </table:table-cell>
          <table:table-cell office:value-type="string">
            <text:p text:style-name="P34">The Timestamp of the access</text:p>
          </table:table-cell>
        </table:table-row>
        <table:table-row>
          <table:table-cell office:value-type="string">
            <text:p text:style-name="P14">"GET / HTTP/1.1" </text:p>
          </table:table-cell>
          <table:table-cell office:value-type="string">
            <text:p text:style-name="P34">The GET command which was received</text:p>
          </table:table-cell>
        </table:table-row>
        <table:table-row>
          <table:table-cell office:value-type="string">
            <text:p text:style-name="P14">302 </text:p>
          </table:table-cell>
          <table:table-cell office:value-type="string">
            <text:p text:style-name="P34">The return code of the GET</text:p>
          </table:table-cell>
        </table:table-row>
        <table:table-row>
          <table:table-cell office:value-type="string">
            <text:p text:style-name="P14">526 </text:p>
          </table:table-cell>
          <table:table-cell office:value-type="string">
            <text:p text:style-name="P34">The size of data which was send <text:span text:style-name="T1">in return of </text:span><text:s/>this request</text:p>
          </table:table-cell>
        </table:table-row>
        <table:table-row>
          <table:table-cell office:value-type="string">
            <text:p text:style-name="P14">"-" </text:p>
          </table:table-cell>
          <table:table-cell office:value-type="string">
            <text:p text:style-name="Table_20_Contents"/>
          </table:table-cell>
        </table:table-row>
        <table:table-row>
          <table:table-cell office:value-type="string">
            <text:p text:style-name="P14">"Mozilla/5.0 (Windows; U; Windows NT 6.0; en-US; rv:1.9.0.6) Gecko/2009011913 Firefox/3.0.6"</text:p>
          </table:table-cell>
          <table:table-cell office:value-type="string">
            <text:p text:style-name="P34">The information on the client used to perform the GET request.</text:p>
          </table:table-cell>
        </table:table-row>
      </table:table>
      <text:p text:style-name="P13"/>
      <text:h text:style-name="Heading_20_2" text:outline-level="2"><text:bookmark-start text:name="__RefHeading__110_2125361069"/>The GET request<text:bookmark-end text:name="__RefHeading__110_2125361069"/></text:h>
      <text:p text:style-name="P16">Now, lets take a closer look at the GET request itself.</text:p>
      <text:p text:style-name="P16">The request can again be splitted into three things:</text:p>
      <text:p text:style-name="P16"/>
      <table:table table:name="Table2" table:style-name="Table2">
        <table:table-column table:style-name="Table2.A" table:number-columns-repeated="2"/>
        <table:table-row>
          <table:table-cell table:style-name="Table2.A1" office:value-type="string">
            <text:p text:style-name="P35">Field</text:p>
          </table:table-cell>
          <table:table-cell table:style-name="Table2.A1" office:value-type="string">
            <text:p text:style-name="P35">Description</text:p>
          </table:table-cell>
        </table:table-row>
        <table:table-row>
          <table:table-cell office:value-type="string">
            <text:p text:style-name="P36">GET</text:p>
          </table:table-cell>
          <table:table-cell office:value-type="string">
            <text:p text:style-name="P35">Type of the request</text:p>
          </table:table-cell>
        </table:table-row>
        <table:table-row>
          <table:table-cell office:value-type="string">
            <text:p text:style-name="P36">/</text:p>
          </table:table-cell>
          <table:table-cell office:value-type="string">
            <text:p text:style-name="P35">Path or URL which was requested</text:p>
          </table:table-cell>
        </table:table-row>
        <table:table-row>
          <table:table-cell office:value-type="string">
            <text:p text:style-name="P36">HTTP/1.1</text:p>
          </table:table-cell>
          <table:table-cell office:value-type="string">
            <text:p text:style-name="P35">Used HTTP version of the request</text:p>
          </table:table-cell>
        </table:table-row>
      </table:table>
      <text:p text:style-name="P16"/>
      <text:h text:style-name="Heading_20_2" text:outline-level="2"><text:bookmark-start text:name="__RefHeading__112_2125361069"/>The client information<text:bookmark-end text:name="__RefHeading__112_2125361069"/></text:h>
      <text:p text:style-name="P15">"Mozilla/5.0 (Windows; U; Windows NT 6.0; en-US; rv:1.9.0.6) Gecko/2009011913 Firefox/3.0.6"</text:p>
      <text:p text:style-name="P24"/>
      <text:p text:style-name="P25">The client information is pretty much straight forward. It shows the program used to access the website and some basic information on the operating system used. The OS information is mostly taken from the client information, so for what OS the client was build.</text:p>
      <text:p text:style-name="P25">Here we see that the client was a Firefox build for windows.</text:p>
      <text:p text:style-name="P15"><text:soft-page-break/></text:p>
      <text:h text:style-name="P30" text:outline-level="1">"Mozilla/5.0 (Macintosh; Intel Mac OS X 10_10_1) AppleWebKit/537.36 (KHTML, like Gecko) Chrome/41.0.2251.0 Safari/537.36"</text:h>
      <text:h text:style-name="P26" text:outline-level="1"/>
      <text:h text:style-name="P26" text:outline-level="1">Another client “seen in the wild” is this Safari build on Mac OS X.</text:h>
      <text:h text:style-name="P26" text:outline-level="1"/>
      <text:h text:style-name="P27" text:outline-level="2"><text:bookmark-start text:name="__RefHeading__114_2125361069"/>How does it work<text:bookmark-end text:name="__RefHeading__114_2125361069"/></text:h>
      <text:p text:style-name="Text_20_body"/>
      <text:p text:style-name="P17">When receiving a <text:span text:style-name="T2">GET / HTTP/1.1</text:span> requested</text:p>
      <text:list xml:id="list680057767447595436" text:style-name="L1">
        <text:list-item>
          <text:p text:style-name="P18">Apache is addressed to <text:span text:style-name="T3">deliver</text:span> the content of / to the client. <text:span text:style-name="T5">The representation of / is taking from the Server which was addressed, in our case this is oc.johest.de</text:span></text:p>
        </text:list-item>
        <text:list-item>
          <text:p text:style-name="P18">Apache will determine the location of / according to the information within the Server description (normally within /etc/apache2/sites-enabled/SERVERNAME.CONF <text:span text:style-name="T6">like in our case 001-oc.conf</text:span>)</text:p>
        </text:list-item>
        <text:list-item>
          <text:p text:style-name="P18">/ means hereby the source folder described within the <text:span text:style-name="T3">directory</text:span> structure of the conf file</text:p>
        </text:list-item>
        <text:list-item>
          <text:p text:style-name="P18">It depends on the configured <text:span text:style-name="T3">behavior</text:span> what it will deliver now</text:p>
          <text:list>
            <text:list-item>
              <text:p text:style-name="P18">index.html</text:p>
            </text:list-item>
            <text:list-item>
              <text:p text:style-name="P18">index.php</text:p>
            </text:list-item>
            <text:list-item>
              <text:p text:style-name="P18">list of content of the directory</text:p>
            </text:list-item>
            <text:list-item>
              <text:p text:style-name="P18">…</text:p>
            </text:list-item>
          </text:list>
        </text:list-item>
        <text:list-item>
          <text:p text:style-name="P21"><text:span text:style-name="T4">Now Apache will find out if the content can be delivered and the return code represents what happened. 302 shows for example that the path was found. Please refer to </text:span><text:a xlink:type="simple" xlink:href="http://www.w3.org/Protocols/rfc2616/rfc2616-sec10.html"><text:span text:style-name="T4">http://www.w3.org/Protocols/rfc2616/rfc2616-sec10.html</text:span></text:a><text:span text:style-name="T4"> for a full list of return codes.</text:span></text:p>
        </text:list-item>
        <text:list-item>
          <text:p text:style-name="P19"><text:span text:style-name="T4">In addition, Apache calculates the size of the content returned.</text:span> </text:p>
        </text:list-item>
        <text:list-item>
          <text:p text:style-name="P20"><text:span text:style-name="T4">Apache will place a log entry within the log file (normally within /var/log/apache2/ like in our case other_vhosts_access.log)</text:span></text:p>
        </text:list-item>
      </text:list>
      <text:p text:style-name="P22"/>
      <text:h text:style-name="P29" text:outline-level="1"/>
      <text:h text:style-name="P28" text:outline-level="1"><text:bookmark-start text:name="__RefHeading__122_2125361069"/>MyPyApacheFW<text:bookmark-end text:name="__RefHeading__122_2125361069"/></text:h>
      <text:p text:style-name="Text_20_body"/>
      <text:h text:style-name="Heading_20_2" text:outline-level="2"><text:bookmark-start text:name="__RefHeading__124_2125361069"/><text:span text:style-name="T8">U</text:span>sage<text:bookmark-end text:name="__RefHeading__124_2125361069"/></text:h>
      <text:p text:style-name="Text_20_body"/>
      <text:h text:style-name="Heading_20_2" text:outline-level="2"><text:bookmark-start text:name="__RefHeading__126_2125361069"/>Whitelist<text:bookmark-end text:name="__RefHeading__126_2125361069"/></text:h>
      <text:p text:style-name="Text_20_body"/>
      <text:h text:style-name="Heading_20_2" text:outline-level="2"><text:bookmark-start text:name="__RefHeading__128_2125361069"/>Blocklist<text:bookmark-end text:name="__RefHeading__128_2125361069"/></text:h>
      <text:p text:style-name="Text_20_body"/>
      <text:h text:style-name="Heading_20_2" text:outline-level="2"><text:bookmark-start text:name="__RefHeading__130_2125361069"/>GETanalyzer<text:bookmark-end text:name="__RefHeading__130_2125361069"/></text:h>
      <text:p text:style-name="P23"/>
      <text:h text:style-name="Heading_20_2" text:outline-level="2"><text:bookmark-start text:name="__RefHeading__132_2125361069"/>Headeranalyzer<text:bookmark-end text:name="__RefHeading__132_2125361069"/></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East Syriac Adiabene" svg:font-family="'East Syriac Adiabene'" style:font-pitch="variable"/>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en" fo:country="US" style:letter-kerning="true" style:font-name-asian="DejaVu Sans1" style:font-size-asian="10.5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DejaVu Serif" fo:font-size="12pt" fo:language="en" fo:country="US"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16T11:42:13.566632460</meta:creation-date>
    <dc:date>2015-01-16T12:51:19.179592874</dc:date>
    <meta:editing-duration>PT52M37S</meta:editing-duration>
    <meta:editing-cycles>18</meta:editing-cycles>
    <meta:generator>LibreOffice/4.1.6.2$OpenBSD_x86 LibreOffice_project/410m0$Build-2</meta:generator>
    <meta:document-statistic meta:table-count="2" meta:image-count="0" meta:object-count="0" meta:page-count="7" meta:paragraph-count="90" meta:word-count="629" meta:character-count="3826" meta:non-whitespace-character-count="3289"/>
  </office:meta>
</office:document-meta>
</file>